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svg:stroke-width="0.102cm" svg:stroke-color="#000000" draw:marker-start-width="0.352cm" draw:marker-end-width="0.352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id="id1" draw:layer="layout" svg:width="5.08cm" svg:height="5.08cm" svg:x="1cm" svg:y="9.89cm">
          <text:p text:style-name="P1">Idle </text:p>
          <text:p text:style-name="P1">inf</text:p>
        </draw:circle>
        <draw:circle draw:style-name="gr2" draw:text-style-name="P2" draw:layer="layout" svg:width="3.81cm" svg:height="3.81cm" svg:x="1.635cm" svg:y="10.495cm">
          <text:p text:style-name="P3"/>
        </draw:circle>
        <draw:circle draw:style-name="gr1" draw:text-style-name="P2" draw:id="id2" draw:layer="layout" svg:width="5.08cm" svg:height="5.08cm" svg:x="12.43cm" svg:y="7.35cm">
          <text:p text:style-name="P1">Turning</text:p>
          <text:p text:style-name="P1">inf</text:p>
        </draw:circle>
        <draw:connector draw:style-name="gr3" draw:text-style-name="P2" draw:layer="layout" draw:type="curve" svg:x1="3.54cm" svg:y1="9.89cm" svg:x2="14.97cm" svg:y2="7.35cm" draw:start-shape="id1" draw:start-glue-point="0" draw:end-shape="id2" svg:d="m3540 9890c0-4560 11430-3290 11430-2540">
          <text:p text:style-name="P3"/>
        </draw:connector>
        <draw:circle draw:style-name="gr1" draw:text-style-name="P2" draw:id="id3" draw:layer="layout" svg:width="5.08cm" svg:height="5.08cm" svg:x="9.89cm" svg:y="16.875cm">
          <text:p text:style-name="P1">Send output</text:p>
          <text:p text:style-name="P1">10ms</text:p>
        </draw:circle>
        <draw:connector draw:style-name="gr3" draw:text-style-name="P2" draw:layer="layout" draw:type="curve" svg:x1="17.124cm" svg:y1="11.355cm" svg:x2="14.97cm" svg:y2="19.415cm" draw:end-shape="id3" draw:end-glue-point="1" svg:d="m17124 11355c-1240 0-164 8060-2154 8060">
          <text:p text:style-name="P3"/>
        </draw:connector>
        <draw:connector draw:style-name="gr4" draw:text-style-name="P2" draw:layer="layout" draw:type="curve" svg:x1="9.89cm" svg:y1="19.415cm" svg:x2="3.54cm" svg:y2="14.97cm" draw:start-shape="id3" draw:start-glue-point="3" draw:end-shape="id1" draw:end-glue-point="2" svg:d="m9890 19415c-4234 0-6350-1481-6350-4445">
          <text:p text:style-name="P3"/>
        </draw:connector>
        <draw:frame draw:style-name="gr5" draw:text-style-name="P4" draw:layer="layout" svg:width="8.89cm" svg:height="1.52cm" svg:x="5.845cm" svg:y="5.71cm">
          <draw:text-box>
            <text:p text:style-name="P3"><text:span text:style-name="T1">compass1_in1?1</text:span></text:p>
          </draw:text-box>
        </draw:frame>
        <draw:frame draw:style-name="gr5" draw:text-style-name="P4" draw:layer="layout" svg:width="8.255cm" svg:height="1.52cm" svg:x="1cm" svg:y="18.445cm">
          <draw:text-box>
            <text:p text:style-name="P3"><text:span text:style-name="T1">compass1_out1!degree1</text:span></text:p>
          </draw:text-box>
        </draw:frame>
        <draw:frame draw:style-name="gr5" draw:text-style-name="P4" draw:layer="layout" svg:width="8.255cm" svg:height="1.52cm" svg:x="11.795cm" svg:y="14.085cm">
          <draw:text-box>
            <text:p text:style-name="P3"><text:span text:style-name="T1">compass1_in2?degree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07-22T15:42:21</meta:creation-date>
    <dc:date>2009-08-11T16:18:28</dc:date>
    <meta:editing-cycles>12</meta:editing-cycles>
    <meta:editing-duration>PT12H59M5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